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horas_teoria</text:p>
          </table:table-cell>
          <table:table-cell office:value-type="string" table:style-name="ce1">
            <text:p>horas_practica</text:p>
          </table:table-cell>
          <table:table-cell office:value-type="string" table:style-name="ce1">
            <text:p>horas_laboratorio</text:p>
          </table:table-cell>
          <table:table-cell office:value-type="string" table:style-name="ce1">
            <text:p>nro_ciclo</text:p>
          </table:table-cell>
          <table:table-cell office:value-type="string" table:style-name="ce1">
            <text:p>id_curricu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ÁLISIS DE SISTEMA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STEMAS DIGITAL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DELADO COMPUTACIONAL PARA INGENIERÍ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TABILIDAD, COSTOS Y PRESUPUESTO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EMÁTICA III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GENIERÍA ECONÓMIC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SEÑO DE SISTEMA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QUITECTURA DE COMPUTADO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PILADORES Y TEORÍA DE LENGUAJ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SE DE DATOS 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VESTIGACIÓN OPERATIVA 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GENIERÍA DE SOFTWARE 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DES 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STEMAS OPERATIVO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SE DE DATOS II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VESTIGACIÓN OPERATIVA I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GISLACIÓN INDUSTRIAL E INFORMÁTIC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lio Cesar Choquehuayta Quenta</meta:initial-creator>
    <dc:creator>Julio Cesar Choquehuayta Quenta</dc:creator>
    <meta:creation-date>2022-11-23T17:20:54Z</meta:creation-date>
    <dc:date>2022-11-23T19:42:20Z</dc:date>
  </office:meta>
</office:document-meta>
</file>